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45b2c" officeooo:paragraph-rsid="00045b2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5fddb" officeooo:paragraph-rsid="0005fddb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67a15" officeooo:paragraph-rsid="00067a15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bb368" officeooo:paragraph-rsid="000bb368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d44a3" officeooo:paragraph-rsid="000d44a3" style:font-size-asian="11pt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  <style:style style:name="T4" style:family="text">
      <style:text-properties style:font-name="Arial" fo:font-size="11pt" fo:language="pt" fo:country="BR" officeooo:rsid="0005fddb" style:font-size-asian="11pt"/>
    </style:style>
    <style:style style:name="T5" style:family="text">
      <style:text-properties style:font-name="Arial" fo:font-size="11pt" fo:language="pt" fo:country="BR" officeooo:rsid="0007b795" style:font-size-asian="11pt"/>
    </style:style>
    <style:style style:name="T6" style:family="text">
      <style:text-properties style:font-name="Arial" fo:font-size="11pt" fo:language="pt" fo:country="BR" officeooo:rsid="0008bd83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</text:span><text:span text:style-name="T5">titulo</text:span><text:span text:style-name="T2">, por exemplo: “total de habitantes”.</text:span></text:p>
      <text:p text:style-name="P4"><text:tab/>Também podemos aplicar semântica a grandes tabelas, com as tags thead, tbody e tfoot.</text:p>
      <text:p text:style-name="P7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. </text:span><text:span text:style-name="T6">Caso precisamos dizer que o th, serve para mais de uma linha ou coluna, devemos usar as tags colgroup ou rowgroup</text:span></text:p>
      <text:p text:style-name="P7"><text:span text:style-name="T3"><text:tab/></text:span><text:span text:style-name="T4">Travando o cabeçalho da tabela:</text:span></text:p>
      <text:p text:style-name="P5"><text:tab/>Para que possamos travar o cabeçalho da tabela, primeiro, devemos na css, da tag table, digitar a tag positions relative. Depois digitamos: thead <text:s/>&gt; tr &gt; th {</text:p>
      <text:p text:style-name="P5">position:sticky; <text:s/></text:p>
      <text:p text:style-name="P5">top: -1px</text:p>
      <text:p text:style-name="P5">background-color: lightgray;}</text:p>
      <text:p text:style-name="P5">style</text:p>
      <text:p text:style-name="P5"><text:tab/>table{</text:p>
      <text:p text:style-name="P5"><text:tab/>position:relative;}</text:p>
      <text:p text:style-name="P5">style</text:p>
      <text:p text:style-name="P6"><text:tab/>Podemos mesclar tabelas, usando as tags dentro da celula, colspan, para mesclar com um espaço ao lado e rowspan para mesclar com um espaço abaixo. Sempre que queremos mesclar um celula, devemos indicar qual será a totalidade de espaços preenchidos com aquele valor.</text:p>
      <text:p text:style-name="P8"><text:tab/>Podemos usar a tag colgroup, para indicar que faremos alterações nas colunas. Para indicar qual coluna vamos alterar, devemos criar tags col, a primeira tag, será a coluna da esquerda. Podemos inserir também, uma classe, para que varias colunas tenham as mesmas configurações.</text:p>
      <text:p text:style-name="P9">Para que possamos tornar uma tabela responsivas, devemos coloca-la dentro de uma div, e posteriormente adicionamos a ela um id. Nas css, nós configuramos essa div com o comando overflow-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3T12:10:47.619000000</dc:date>
    <meta:editing-duration>PT5H18S</meta:editing-duration>
    <meta:editing-cycles>8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6" meta:word-count="288" meta:character-count="1754" meta:non-whitespace-character-count="1470"/>
  </office:meta>
</office:document-meta>
</file>